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348" calcext:value-type="float">
            <text:p>8348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76.109524965" calcext:value-type="float">
            <text:p>176,109524965</text:p>
          </table:table-cell>
          <table:table-cell office:value-type="float" office:value="14.4164321423" calcext:value-type="float">
            <text:p>14,41643214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8365" calcext:value-type="float">
            <text:p>8365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181.511662006" calcext:value-type="float">
            <text:p>181,511662006</text:p>
          </table:table-cell>
          <table:table-cell office:value-type="float" office:value="14.4322788715" calcext:value-type="float">
            <text:p>14,43227887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427720885925" calcext:value-type="float">
            <text:p>99,64</text:p>
          </table:table-cell>
          <table:table-cell table:style-name="ce3" table:formula="of:=([.F4]/12597)*100" office:value-type="float" office:value="0.357227911407478" calcext:value-type="float">
            <text:p>0,36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0]+[.H20]" office:value-type="float" office:value="12552" calcext:value-type="float">
            <text:p>12552</text:p>
          </table:table-cell>
          <table:table-cell table:formula="of:=12597-[.E4]" office:value-type="float" office:value="45" calcext:value-type="float">
            <text:p>45</text:p>
          </table:table-cell>
          <table:table-cell office:value-type="float" office:value="154.902230978" calcext:value-type="float">
            <text:p>154,902230978</text:p>
          </table:table-cell>
          <table:table-cell office:value-type="float" office:value="14.4346909523" calcext:value-type="float">
            <text:p>14,434690952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386" calcext:value-type="float">
            <text:p>8386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21.657692909" calcext:value-type="float">
            <text:p>121,657692909</text:p>
          </table:table-cell>
          <table:table-cell office:value-type="float" office:value="14.4803278446" calcext:value-type="float">
            <text:p>14,48032784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 office:value-type="float" office:value="8448" calcext:value-type="float">
            <text:p>8448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184.499729872" calcext:value-type="float">
            <text:p>184,499729872</text:p>
          </table:table-cell>
          <table:table-cell office:value-type="float" office:value="14.6080780029" calcext:value-type="float">
            <text:p>14,608078002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 office:value-type="float" office:value="8219" calcext:value-type="float">
            <text:p>8219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147.029139042" calcext:value-type="float">
            <text:p>147,029139042</text:p>
          </table:table-cell>
          <table:table-cell office:value-type="float" office:value="14.2079260349" calcext:value-type="float">
            <text:p>14,207926034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 office:value-type="float" office:value="8364" calcext:value-type="float">
            <text:p>8364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300.552984953" calcext:value-type="float">
            <text:p>300,552984953</text:p>
          </table:table-cell>
          <table:table-cell office:value-type="float" office:value="14.4520630836" calcext:value-type="float">
            <text:p>14,452063083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 office:value-type="float" office:value="8280" calcext:value-type="float">
            <text:p>8280</text:p>
          </table:table-cell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134.696810961" calcext:value-type="float">
            <text:p>134,696810961</text:p>
          </table:table-cell>
          <table:table-cell office:value-type="float" office:value="14.3498752117" calcext:value-type="float">
            <text:p>14,349875211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177.324772835" calcext:value-type="float">
            <text:p>177,324772835</text:p>
          </table:table-cell>
          <table:table-cell office:value-type="float" office:value="14.3484890461" calcext:value-type="float">
            <text:p>14,348489046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 office:value-type="float" office:value="8238" calcext:value-type="float">
            <text:p>8238</text:p>
          </table:table-cell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188.642343998" calcext:value-type="float">
            <text:p>188,642343998</text:p>
          </table:table-cell>
          <table:table-cell office:value-type="float" office:value="14.2805819511" calcext:value-type="float">
            <text:p>14,28058195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8330" calcext:value-type="float">
            <text:p>833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176.6926892519" calcext:value-type="float">
            <text:p>176,6926892519</text:p>
          </table:table-cell>
          <table:table-cell table:formula="of:=SUM([.H2:.H11])/10" office:value-type="float" office:value="14.4010743141" calcext:value-type="float">
            <text:p>14,40107431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68556005398" calcext:value-type="float">
            <text:p>0,66126855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3" calcext:value-type="float">
            <text:p>67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712" calcext:value-type="float">
            <text:p>671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0" calcext:value-type="float">
            <text:p>58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02" calcext:value-type="float">
            <text:p>67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693" calcext:value-type="float">
            <text:p>66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725" calcext:value-type="float">
            <text:p>672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742" calcext:value-type="float">
            <text:p>674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756" calcext:value-type="float">
            <text:p>675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05" calcext:value-type="float">
            <text:p>67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3" calcext:value-type="float">
            <text:p>59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662" calcext:value-type="float">
            <text:p>66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2"/>
          <table:table-cell table:formula="of:=SUM([.E18:.E27])" office:value-type="float" office:value="58438" calcext:value-type="float">
            <text:p>58438</text:p>
          </table:table-cell>
          <table:table-cell table:formula="of:=SUM([.F18:.F27])" office:value-type="float" office:value="203" calcext:value-type="float">
            <text:p>203</text:p>
          </table:table-cell>
          <table:table-cell table:formula="of:=SUM([.G18:.G27])" office:value-type="float" office:value="189" calcext:value-type="float">
            <text:p>189</text:p>
          </table:table-cell>
          <table:table-cell table:formula="of:=SUM([.H18:.H27])" office:value-type="float" office:value="67140" calcext:value-type="float">
            <text:p>6714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6:34.171677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7S</meta:editing-duration>
    <meta:editing-cycles>7</meta:editing-cycles>
    <meta:generator>LibreOffice/5.1.6.2$Linux_X86_64 LibreOffice_project/10m0$Build-2</meta:generator>
    <dc:date>2018-01-23T23:36:46.875439105</dc:date>
    <meta:document-statistic meta:table-count="1" meta:cell-count="181" meta:object-count="0"/>
  </office:meta>
</office:document-meta>
</file>